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85cm" draw:z-index="0"><draw:image xlink:href="../../odt/images/0167.png" xlink:type="simple" xlink:show="embed" xlink:actuate="onLoad"/></draw:frame></text:p>
          </table:table-cell>
          <table:table-cell table:style-name="Table1.B1" office:value-type="string">
            <text:h text:style-name="P4" text:outline-level="1">Один из многих по выбору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5">C</text:span><text:span text:style-name="T6">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69cm" svg:height="1.431cm" draw:z-index="1"><draw:image xlink:href="../../odt/images/016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<text:span text:style-name="T3">специальный</text:span> алгоритм формирования вектора <text:span text:style-name="T2">выходных</text:span> логических сигналов в зависимости от значения <text:span text:style-name="T2">входного</text:span> скалярного сигнала, <text:span text:style-name="T2">округленного</text:span> до целого.</text:p>
            <text:p text:style-name="P5"><text:span text:style-name="T1">Алгоритм</text:span> работы блока:</text:p>
            <text:p text:style-name="P5">Если в процессе моделирования скалярный входной сигнал при округлении до целого равен<draw:frame draw:style-name="fr3" draw:name="Объект1" text:anchor-type="as-char" svg:width="0.725cm" svg:height="0.549cm" draw:z-index="2"><draw:object xlink:href="./Object 1" xlink:type="simple" xlink:show="embed" xlink:actuate="onLoad"/><draw:image xlink:href="./ObjectReplacements/Object 1" xlink:type="simple" xlink:show="embed" xlink:actuate="onLoad"/></draw:frame>(<draw:frame draw:style-name="fr3" draw:name="Объект2" text:anchor-type="as-char" svg:width="2.237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 где<draw:frame draw:style-name="fr3" draw:name="Объект3" text:anchor-type="as-char" svg:width="0.639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размерность <text:span text:style-name="T2">вектора</text:span> <text:span text:style-name="T2">выхода</text:span>), то в векторе выхода тип <text:span text:style-name="T1">TRUE</text:span> (активный) имеет только <draw:frame draw:style-name="fr3" draw:name="Object1" text:anchor-type="as-char" svg:width="0.725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-ый сигнал, а все остальные сигналы в векторе выхода соответствуют типу <text:span text:style-name="T1">FALSE</text:span> (неактивный).</text:p>
            <text:p text:style-name="P5">Если значение входного скалярного сигнала, округленное до целого, меньше <text:span text:style-name="T1">1</text:span> или больше <draw:frame draw:style-name="fr3" draw:name="Object2" text:anchor-type="as-char" svg:width="0.639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, то все сигналы в векторе выхода соответствуют типу <text:span text:style-name="T1">FALSE</text:span>.</text:p>
            <text:p text:style-name="P5"><text:span text:style-name="T7">Свойство</text:span>:</text:p>
            <text:list xml:id="list1408802989054965123" text:style-name="L1">
              <text:list-item>
                <text:p text:style-name="P6">Размерность выходного вектора — размерность выходного и входного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ин из многих по выбору</dc:title>
    <dc:date>2014-12-01T18:14:53.18</dc:date>
    <meta:generator>OpenOffice/4.1.1$Win32 OpenOffice.org_project/411m6$Build-9775</meta:generator>
    <meta:editing-duration>PT2H9M41S</meta:editing-duration>
    <meta:editing-cycles>106</meta:editing-cycles>
    <meta:document-statistic meta:table-count="1" meta:image-count="2" meta:object-count="5" meta:page-count="1" meta:paragraph-count="12" meta:word-count="111" meta:character-count="756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row>
        <mrow>
          <mn>1</mn>
          <mo stretchy="false">≤</mo>
          <mi>M</mi>
        </mrow>
        <mo stretchy="false">≤</mo>
        <mi>N</mi>
      </mrow>
    </mrow>
    <annotation encoding="StarMath 5.0">1 &lt;= M &lt;= N</annotation>
  </semantics>
</math>
</file>

<file path=Object 3/content.xml><?xml version="1.0" encoding="utf-8"?>
<math xmlns="http://www.w3.org/1998/Math/MathML">
  <semantics>
    <mrow>
      <mi>N</mi>
    </mrow>
    <annotation encoding="StarMath 5.0">N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